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3 Notes</text:p>
      <text:p text:style-name="Standard"/>
      <text:p text:style-name="Standard">Cascading Style Sheets (CSS)</text:p>
      <text:p text:style-name="Standard">-web designers use CSS to separate the presentation style of a web page from the information on the web page</text:p>
      <text:p text:style-name="Standard">-CSS is used to configure text, color, and page layout</text:p>
      <text:p text:style-name="Standard">-it was first proposed as a standard in 1996 by W3C</text:p>
      <text:p text:style-name="Standard">-1998- additional properties for position were introduced with CSS2, used for over a decade before getting an official recommendation in 2011</text:p>
      <text:p text:style-name="Standard">-CSS3 support embedding fonts, rounded corners, and transparency</text:p>
      <text:p text:style-name="Standard">-CSS specification is divided into modules, each with a specific purpose</text:p>
      <text:p text:style-name="Standard"/>
      <text:p text:style-name="Standard">3.1</text:p>
      <text:p text:style-name="Standard">Overview of Cascading Style Sheets</text:p>
      <text:p text:style-name="Standard">-style sheets have existed in desktop publishing for print media, CSS provides this function for web developers</text:p>
      <text:p text:style-name="Standard">-CSS allows you to apply topographic styles (typeface, font size, etc) and page layouts to a web page. CSS Zen Garden exemplifies the power </text:p>
      <text:p text:style-name="Standard"/>
      <text:p text:style-name="Standard">Advantages of CSS</text:p>
      <text:p text:style-name="Standard">-typography and page layout can be better controlled</text:p>
      <text:p text:style-name="Standard">-style is separate from page structure</text:p>
      <text:p text:style-name="Standard">-styles can be stored and reused instead of modifying each web page doc</text:p>
      <text:p text:style-name="Standard">-docs are potentially smaller</text:p>
      <text:p text:style-name="Standard">-site maintenance is easier, it is possible to complete modifications by only changing the style sheet</text:p>
      <text:p text:style-name="Standard">-an issue to be aware of is that CSS tech is still not uniformly supported by all browsers</text:p>
      <text:p text:style-name="Standard"/>
      <text:p text:style-name="Standard">Configuring CSS</text:p>
      <text:p text:style-name="Standard">-inline styles- coded into the body of a web page as an attribute of an html tag. The style applies only to the specific element that contains it as an attribute</text:p>
      <text:p text:style-name="Standard">-embedded styles (internal styles)- defined within a style element in the head section of a web page. These instructions apply to the entire web page doc</text:p>
      <text:p text:style-name="Standard">-external styles- coded in a separate text file. This text file is associated with the web page by configuring a link element in the head section</text:p>
      <text:p text:style-name="Standard">-imported styles- similar to external styles in that they can connect styles coded in a separate text file with a web page doc. An external style sheet can be imported into embedded styles or into another external style sheet by using the @ import directive</text:p>
      <text:p text:style-name="Standard"/>
      <text:p text:style-name="Standard">CSS selectors and Declarations</text:p>
      <text:p text:style-name="Standard">-style sheets are composed of style rules that describe the styling to be applied. Each rule has two parts: a selector and a declaration</text:p>
      <text:p text:style-name="Standard">-CSS style rule selector – can be an html element name, a class name, or an id name</text:p>
      <text:p text:style-name="Standard">-CSS style rule declaration – indicates the CSS property you are getting (such as color) and the value you are assigning to the property</text:p>
      <text:p text:style-name="Standard"/>
      <text:p text:style-name="Standard"/>
      <text:p text:style-name="Standard"/>
      <text:p text:style-name="Standard"/>
      <text:p text:style-name="Standard"/>
      <text:p text:style-name="Standard"><text:soft-page-break/>The background-color property</text:p>
      <text:p text:style-name="Standard">-configures the background color of an element, notice how the declaration is enclosed within braces and how the colon symbol separates the declaration property and the declaration value</text:p>
      <text:p text:style-name="Standard">-example: body {background-color: yellow}</text:p>
      <text:p text:style-name="Standard"/>
      <text:p text:style-name="Standard">The color property</text:p>
      <text:p text:style-name="Standard">-configures the text (foreground) color of an element</text:p>
      <text:p text:style-name="Standard">-example: body {color: blue}</text:p>
      <text:p text:style-name="Standard"/>
      <text:p text:style-name="Standard">Configure background and text color</text:p>
      <text:p text:style-name="Standard">-to configure more than one property for a selector, use a semicolon to separate the declarations</text:p>
      <text:p text:style-name="Standard">-example: body {color: white; background-color: orchid; }</text:p>
      <text:p text:style-name="Standard">-the spaces in these declaration are optional</text:p>
      <text:p text:style-name="Standard">-the ending semicolon is also optional, but useful in case you need to add additional style rules at a later time</text:p>
      <text:p text:style-name="Standard"/>
      <text:p text:style-name="Standard">CSS properties introduced in this chapter</text:p>
      <text:p text:style-name="Standard">-background-color – background color of any element, uses any valid color</text:p>
      <text:p text:style-name="Standard">-color – foreground (text) color of an element, uses any valid color</text:p>
      <text:p text:style-name="Standard">-font-family – name of a font or family, uses any valid font or a font-faily such as serif, sans-serif, fantasy, monospace, or cursive</text:p>
      <text:p text:style-name="Standard">-font-size – size of the font, values vary, using either pt (font point) or px (pixels)</text:p>
      <text:p text:style-name="Standard">-font-style – style of the font, uses normal, italic, or oblique</text:p>
      <text:p text:style-name="Standard">-font-weight – the boldness or weight of the font. Value varies, the text values normal, bold, bolder, and lighter, as well as the numeric values 100, 200, 300, 400, 500, 600, 700, 800, 900</text:p>
      <text:p text:style-name="Standard">-letter-spacing – the space between characters, uses a numeric value (px or em) or normal (default)</text:p>
      <text:p text:style-name="Standard">-line-height – the space allowed for the line of text, most common to use a percentage for this value (double spacing would be 200%)</text:p>
      <text:p text:style-name="Standard">-margin – shorthand notation to configure the margin surrounding an element. Values are a numeric value (px or em)</text:p>
      <text:p text:style-name="Standard">-margin-left – configures the space in the left margin of the element. Value: numeric (px or em), auto, or 0</text:p>
      <text:p text:style-name="Standard">-margin-right – configures the space in the right margin of the element. Value: numeric (px or em), auto, or 0</text:p>
      <text:p text:style-name="Standard">-text-allign – the alignment of the text. Value: center, justify, left, or right</text:p>
      <text:p text:style-name="Standard">-text-decoration – determines whether text is underlines; this style is most commonly applied to hyperlinks. The value “none” will cause a hyperlink not to be underlined in a browser that normally processes in this manner</text:p>
      <text:p text:style-name="Standard">-text-indent – configures the indentation of the first line of text. Value: numeric value (px or em) or percentage</text:p>
      <text:p text:style-name="Standard">-text-shadow – configures a drop shadow on the text displayed with an element. This CSS3 property is not supported in all browsers. Value: two to four numerical values (px or em) to indicate horizontal offset, vertical offset, blur radius (optional), spread distance (optional), and a valid color value</text:p>
      <text:p text:style-name="Standard">-text-transform – configures the capitalization of text. Value: none(default), capitalize, uppercase, or lowercase</text:p>
      <text:p text:style-name="Standard">-white-space – configures the display of whitespace. Value: normal (default), nowrap, pre, pre-line, or pre-wrap</text:p>
      <text:p text:style-name="Standard">-width – the width of the content of an element. A numeric value (px or em), numeric percentage, or auto (default)</text:p>
      <text:p text:style-name="Standard"><text:soft-page-break/>-word-spacing – the space between words. Value: a numeric value (px or em) or normal (default)</text:p>
      <text:p text:style-name="Standard"/>
      <text:p text:style-name="Standard">3.2</text:p>
      <text:p text:style-name="Standard">Using Color on Web Pages</text:p>
      <text:p text:style-name="Standard">-monitors use RGB color, which contain intensity values of red, blue, and green from numerical values of 0 to 255. Each rgb color has three values, one each for red, green, and blue. These are always listed red first, green second, blue last</text:p>
      <text:p text:style-name="Standard">-you will usually use hexadecimal color values to specify RGB color on web pages</text:p>
      <text:p text:style-name="Standard">-ie. Red: #FF0000. Green: #00FF00. Blue: #0000FF. Black: #000000. White: #FFFFFF. Grey: #CCCCCC</text:p>
      <text:p text:style-name="Standard"/>
      <text:p text:style-name="Standard">Hexadecimal Color Values</text:p>
      <text:p text:style-name="Standard">-hexadecimal is the name for the base-16 numbering system, which uses the characters 0, 1, 2, 3, 4, 5, 6, 7, 8, 9, A, B, C, D, E, and F to specify numeric values</text:p>
      <text:p text:style-name="Standard">-hexadecimal color values specify RGB color with numeric value pairs ranging from 00 to FF</text:p>
      <text:p text:style-name="Standard"/>
      <text:p text:style-name="Standard">Web Safe Colors</text:p>
      <text:p text:style-name="Standard">-there are 216 web-safe colors, which display on similar methods on both Mac and PC platforms</text:p>
      <text:p text:style-name="Standard">-Web Safe Color Palette is considered somewhat limiting, but it's important to consider colorblind options and the like</text:p>
      <text:p text:style-name="Standard"/>
      <text:p text:style-name="Standard">CSS Color Syntax</text:p>
      <text:p text:style-name="Standard">-CSS syntax allows you to configure colors in a variety of ways:</text:p>
      <text:p text:style-name="Standard">-color name</text:p>
      <text:p text:style-name="Standard">-hexadecimal color value</text:p>
      <text:p text:style-name="Standard">-hexadecimal shorthand color value</text:p>
      <text:p text:style-name="Standard">-decimal color value (RGB triplet)</text:p>
      <text:p text:style-name="Standard">-HSL (Hue, Saturation, and Lightness) color value notation new to CSS3</text:p>
      <text:p text:style-name="Standard"/>
      <text:p text:style-name="Standard">CSS Color Syntax Examples (all will make red text)</text:p>
      <text:p text:style-name="Standard">-p {color: red; } (uses color name)</text:p>
      <text:p text:style-name="Standard">-p {color: #FF0000; } (uses hexadecimal color value)</text:p>
      <text:p text:style-name="Standard">-p {color: #F; } (shorthand hexadecimal, used only with web safe colors)</text:p>
      <text:p text:style-name="Standard">-p {color: rgb(255. 0, 0); } (decimal color value, rgb triplet)</text:p>
      <text:p text:style-name="Standard">-p {color: hsl(0, 100%, 50%); } (hsl color values)</text:p>
      <text:p text:style-name="Standard"/>
      <text:p text:style-name="Standard">3.3</text:p>
      <text:p text:style-name="Standard">Inline CSS with the Style Attribute</text:p>
      <text:p text:style-name="Standard"/>
      <text:p text:style-name="Standard">The Style Attribute</text:p>
      <text:p text:style-name="Standard">-inline styles are coded as an attribute on an html tag using the style attribute. The value of the style attribute is set to the style rule declaration that you need to configure</text:p>
      <text:p text:style-name="Standard">-recall that a declaration consists of a property and a value. Each property is separated from its value with a colon (:)</text:p>
      <text:p text:style-name="Standard">-The following code will use inline styles to set a text color of an &lt;h1&gt; tag to a shade of red:</text:p>
      <text:p text:style-name="Standard">&lt;h1 style=”color:cc0000”&gt;This is displayed as a red heading&lt;/h1&gt;</text:p>
      <text:p text:style-name="Standard"/>
      <text:p text:style-name="Standard"/>
      <text:p text:style-name="Standard"/>
      <text:p text:style-name="Standard"><text:soft-page-break/>-if there is more than one property, they are separated by a semicolon</text:p>
      <text:p text:style-name="Standard">-the following code configures the heading with a <text:s/>red text color and a gray background color:</text:p>
      <text:p text:style-name="Standard">&lt;h1 style=”color:#cc0000;background-color:#cccccc”&gt;This is displayed as a red heading on a gray background&lt;/h1&gt;</text:p>
      <text:p text:style-name="Standard"/>
      <text:p text:style-name="Standard">3.4</text:p>
      <text:p text:style-name="Standard">Embedded CSS with the Style Element</text:p>
      <text:p text:style-name="Standard">-using inline styles can be inefficient if you need to apply style to a lot of things</text:p>
      <text:p text:style-name="Standard">-embedded styles apply styling to an entire web page rather than just one html element</text:p>
      <text:p text:style-name="Standard"/>
      <text:p text:style-name="Standard">Style Element</text:p>
      <text:p text:style-name="Standard">-embedded styles are placed within a style element, located in the head section of a web page</text:p>
      <text:p text:style-name="Standard">-the opening &lt;style&gt; tag and the closing &lt;/style&gt; tag contain the list of embedded style rules</text:p>
      <text:p text:style-name="Standard">ie in the head you would put.</text:p>
      <text:p text:style-name="Standard">&lt;style&gt;</text:p>
      <text:p text:style-name="Standard">body {background-color: #E6E6FA; </text:p>
      <text:p text:style-name="Standard"><text:s text:c="11"/>color: #191970; }</text:p>
      <text:p text:style-name="Standard">&lt;/style&gt;</text:p>
      <text:p text:style-name="Standard">-notice that each rule is on its own line, this isn't required but makes the styles much more readable and easy to maintain</text:p>
      <text:p text:style-name="Standard">-the styles are in effect for the entire web page document because they were applied to the &lt;body&gt; tag using the body element selector</text:p>
      <text:p text:style-name="Standard"/>
      <text:p text:style-name="Standard">3.5</text:p>
      <text:p text:style-name="Standard">Configuring Text with CSS</text:p>
      <text:p text:style-name="Standard">-using CSS to configure text is more flexible than using HTML elements and is the method preferred by modern web developers</text:p>
      <text:p text:style-name="Standard"/>
      <text:p text:style-name="Standard">The font-family Property</text:p>
      <text:p text:style-name="Standard">-the font-family property configures font typeface</text:p>
      <text:p text:style-name="Standard">-a web browser displays text using the fonts that have been installed on the user's computer. When a font is specified that is not installed on your user's computer, the default (Times New Roman) is substituted</text:p>
      <text:p text:style-name="Standard">-Verdana, Tahoma, and Georgia typefaces were specifically designed to display well on computer monitors</text:p>
      <text:p text:style-name="Standard">-a common practice is to use a serif font (such as Georgia or Times New Roman) for headings and a sans-serif font (such as Verdana or Arial) for detailed text content</text:p>
      <text:p text:style-name="Standard">-not every computer has the same fonts installed, create a built-in backup plan by listing multiple fonts and categories for the avlue of the font0family property</text:p>
      <text:p text:style-name="Standard">-the following CSS configures the p element selector to display text in Arial (if installed), Helvetica (if installed, or the default installed sans-serif font:</text:p>
      <text:p text:style-name="Standard">p { font-family: Arial, Helvetica, sans-serif; }</text:p>
      <text:p text:style-name="Standard"/>
      <text:p text:style-name="Standard">More CSS Text Properties</text:p>
      <text:p text:style-name="Standard"/>
      <text:p text:style-name="Standard">The font-size Property</text:p>
      <text:p text:style-name="Standard">-sets the size of the font </text:p>
      <text:p text:style-name="Standard">-Text Value – xx-small, x-small, small, medium, large, x-large, xx-large. Scales well when text is resized in browser, limited options for text size</text:p>
      <text:p text:style-name="Standard"><text:soft-page-break/>-Pixel Unit (px) – numeric value with unit, such as 10 px. Pixel-perfect display depends on screen resolution; may not scale in every browser when text is resiazed</text:p>
      <text:p text:style-name="Standard">-Point Unit (pt) – numeric value with unit, such as 10 pt. Use to configure print version of a web page, may not scale in every browser when text is resized</text:p>
      <text:p text:style-name="Standard">-Em Unit (em) – numeric value with unit, such as .75 em. Recommended by W3C; scales well when text is resized in browser; many options for text size</text:p>
      <text:p text:style-name="Standard">-Percentage Value – numeric value with percentage, such as 75%. Recommended by W3C; scales well when text is resized in browser; many options for text size</text:p>
      <text:p text:style-name="Standard"/>
      <text:p text:style-name="Standard">-the em unit is a relative font unit that has its roots in the print industry, dating back to when printers set type manually. An em unit is the width of a square block of type</text:p>
      <text:p text:style-name="Standard">-on web pages, an em unit corresponds to the width of the font and sized used in the parent element (typically the body element). So the size of an em unit is relative to the font typeface and default size</text:p>
      <text:p text:style-name="Standard"/>
      <text:p text:style-name="Standard">-percentage values work similar to em units. For example font-size: 100% and font-size: 1em should render the same in a browser</text:p>
      <text:p text:style-name="Standard"/>
      <text:p text:style-name="Standard">The font-weight Property</text:p>
      <text:p text:style-name="Standard">-configures the boldness of text </text:p>
      <text:p text:style-name="Standard">-font-weight: bold;</text:p>
      <text:p text:style-name="Standard"/>
      <text:p text:style-name="Standard">The font-style Property<text:line-break/>-configures text displayed in italics</text:p>
      <text:p text:style-name="Standard">-the CSS font-style: italic; has the same visual effect in the browser as an &lt;i&gt; or &lt;em&gt; html element\</text:p>
      <text:p text:style-name="Standard"/>
      <text:p text:style-name="Standard">The line-height Property</text:p>
      <text:p text:style-name="Standard">-modifies the default height of a line of text and is often configured with a percentage value</text:p>
      <text:p text:style-name="Standard">-line-height: 200% would configure the text to appear double spaced</text:p>
      <text:p text:style-name="Standard"/>
      <text:p text:style-name="Standard">The text-align Property</text:p>
      <text:p text:style-name="Standard">-configures the alignment of text and inline elements within block display elements such as headings, paragraphs, and divs. The values for the text-align property are left(default), right, and center</text:p>
      <text:p text:style-name="Standard">-this example would center align text:</text:p>
      <text:p text:style-name="Standard">h1 { text-align: center; }</text:p>
      <text:p text:style-name="Standard"/>
      <text:p text:style-name="Standard">The text-indent Property</text:p>
      <text:p text:style-name="Standard">-configures the indentation of the first line of text within an element. The value can be numeric or a percentage</text:p>
      <text:p text:style-name="Standard">-this example configures the first line of all paragraphs to be indented:</text:p>
      <text:p text:style-name="Standard">p { text-indent: 5em; }</text:p>
      <text:p text:style-name="Standard"/>
      <text:p text:style-name="Standard">The text-decoration Property</text:p>
      <text:p text:style-name="Standard">-modifies the display of text. Commonly used values include none, underline, overline, and line-through</text:p>
      <text:p text:style-name="Standard">-hyperlinks are underlined by default, but you can remove that underline with the text-decoration property</text:p>
      <text:p text:style-name="Standard">-this example removes the underline from a hyperlink:</text:p>
      <text:p text:style-name="Standard">a { text-decoration: none; }</text:p>
      <text:p text:style-name="Standard"/>
      <text:p text:style-name="Standard"><text:soft-page-break/>The text-transform Property</text:p>
      <text:p text:style-name="Standard">-configures the capitalization of text. Valid values are none (default), capitalize, uppercase, or lowercase</text:p>
      <text:p text:style-name="Standard">-this example makes all h3 text displayed in uppercase:</text:p>
      <text:p text:style-name="Standard">h3 { text-transform: uppercase; }</text:p>
      <text:p text:style-name="Standard"/>
      <text:p text:style-name="Standard">The letter-spacing Property</text:p>
      <text:p text:style-name="Standard">-configures the space between text characters. Valid values are normal (default) and a numeric pixel or em unit</text:p>
      <text:p text:style-name="Standard">-this example configures extra spacing between characters within an h3 element:</text:p>
      <text:p text:style-name="Standard">h3 {letter-spacing: 3px; }<text:line-break/></text:p>
      <text:p text:style-name="Standard">The word-spacing Property</text:p>
      <text:p text:style-name="Standard">-configures the space between words. Valid values are normal(default) and a numeric pixel or em unit.</text:p>
      <text:p text:style-name="Standard">-this example configures extra spacing between words within an h3 element:</text:p>
      <text:p text:style-name="Standard">h3 {word-spacing: 2em; }</text:p>
      <text:p text:style-name="Standard"/>
      <text:p text:style-name="Standard">The white-space Property</text:p>
      <text:p text:style-name="Standard">-specifies the way whitespace is displayed by the browser. The default browser behavior is to collapse adjacent whitespace to a single space character </text:p>
      <text:p text:style-name="Standard">-commonly used values for white-space are normal (default), nowrap (text will not wrap to the next line), and pre (preserves all whitespace in the browser display)</text:p>
      <text:p text:style-name="Standard"/>
      <text:p text:style-name="Standard">CSS3 text-shadow Property</text:p>
      <text:p text:style-name="Standard">-adds depth and dimension to text displayed on web pages. Configured by coding values for the shadow's horizontal offset, vertical offset, blur radius (optional), and color</text:p>
      <text:p text:style-name="Standard">-horizontal offset- use a numerical pixel value. Positive value configures a shadow on the right, negative value configures a shadow on the left</text:p>
      <text:p text:style-name="Standard">-vertical offset- use a numerical pixel value. Positive value configures a shadow below, negative value configures a shadow above</text:p>
      <text:p text:style-name="Standard">-blur radius (optional)- configure a numeric pixel value. If omitted, defaults to the value 0 which configures a sharp shadow. Higher values configure more blur</text:p>
      <text:p text:style-name="Standard">-color value- configure a valid color value for the shadow</text:p>
      <text:p text:style-name="Standard">-the following code configures a dark gray shadow with a 3px horizontal offset, 2px vertical offset, and 5px blur radius:</text:p>
      <text:p text:style-name="Standard">text-shadow: 3px 2px 5px #666;</text:p>
      <text:p text:style-name="Standard"/>
      <text:p text:style-name="Standard">3.6</text:p>
      <text:p text:style-name="Standard">CSS Class, ID, and Descendant Selectors</text:p>
      <text:p text:style-name="Standard">-use a css class selector when you need to apply a css declaration to certain elements on a web page and not necessarily tie the style to a particular html element</text:p>
      <text:p text:style-name="Standard">-example: having specific entries in an unordered list being displayed in a different color is an example of using a class</text:p>
      <text:p text:style-name="Standard">-when setting a style for a class, configure the class name as the selector</text:p>
      <text:p text:style-name="Standard">-place a period in front of the class name on the style sheet</text:p>
      <text:p text:style-name="Standard">-the following code configures a class called feature in a style sheet with a foreground (text) color set to a medium red:</text:p>
      <text:p text:style-name="Standard">.feature { color: #C70000;}</text:p>
      <text:p text:style-name="Standard">-styles set in the new class can be applied to any element you want by using the class attribute, such as <text:soft-page-break/>class=”feature”</text:p>
      <text:p text:style-name="Standard">-do not type the dot in front of the class value in the opening tag where the class is being applied</text:p>
      <text:p text:style-name="Standard">-this example will apply the feature class styles to two &lt;li&gt; elements:</text:p>
      <text:p text:style-name="Standard">&lt;li class=”feature”&gt;Usability Studies&lt;/li&gt;</text:p>
      <text:p text:style-name="Standard">&lt;li class=”feature”&gt;Search Engine Optimization&lt;/li&gt;</text:p>
      <text:p text:style-name="Standard"/>
      <text:p text:style-name="Standard">The Id Selector</text:p>
      <text:p text:style-name="Standard">-use a css id selector to identify and apply a css rule uniquely to a single area on a web page</text:p>
      <text:p text:style-name="Standard">-unlike a class selector which can be applied multiple times on a web page, an id may only be applied once per web page</text:p>
      <text:p text:style-name="Standard">-when setting a style for an id, place a # in front of the id name in the style sheet</text:p>
      <text:p text:style-name="Standard">-an id name may contain letters, numbers, hyphens, and underscores. Id names may not contain spaces</text:p>
      <text:p text:style-name="Standard">-this example will configure an id called feature in a style sheet:</text:p>
      <text:p text:style-name="Standard">#feature { color: #333333; }</text:p>
      <text:p text:style-name="Standard">-the styles set in the feature id can be applied to any element you wish using the id attribute, id=”feature”</text:p>
      <text:p text:style-name="Standard">-do not type the # in front of the id value in the opening tag</text:p>
      <text:p text:style-name="Standard">-the following example will apply the feature id styles to a div tag:</text:p>
      <text:p text:style-name="Standard">&lt;div id=”feature”&gt;This sentence will be displayed using styles configured in the feature id.&lt;/div&gt;</text:p>
      <text:p text:style-name="Standard">-use of an id selector is similar to a class selector. Use an id selector to configure a single element on a web page. Use a class selector to configure one or more elements on a web page</text:p>
      <text:p text:style-name="Standard"/>
      <text:p text:style-name="Standard">The Descendant Selector</text:p>
      <text:p text:style-name="Standard">-use a css descendant selector when you want to specify an element within the context of its container (parent) element</text:p>
      <text:p text:style-name="Standard">-using a descent selector can help you reduce the number of different classes and ids, but still allows you to configure css for specific areas on the web page</text:p>
      <text:p text:style-name="Standard">-to configure a descendant selector, list the container selector (which can be an element selector, class, or id) followed by the specific selector you are styling</text:p>
      <text:p text:style-name="Standard">-for example, to specify a green text color for paragraphs located within the main element, code the following style rule:</text:p>
      <text:p text:style-name="Standard">main p{ color: #00ff00;}</text:p>
      <text:p text:style-name="Standard"/>
      <text:p text:style-name="Standard">3.7</text:p>
      <text:p text:style-name="Standard">Span Element</text:p>
      <text:p text:style-name="Standard">-span element is sort of the opposite of a div element</text:p>
      <text:p text:style-name="Standard">-span elements define a section on a web page that is not physically separated from other areas; this formatting is referred to as inline display</text:p>
      <text:p text:style-name="Standard">-use &lt;span&gt; tag if you need to format an area that is contained within another, such as within a &lt;p&gt;, &lt;blockquote&gt;, &lt;li&gt;, or &lt;div&gt; tag</text:p>
      <text:p text:style-name="Standard">-ie. To select the company name in this example:</text:p>
      <text:p text:style-name="Standard">&lt;p&gt;&lt;span class=”company”&gt;Trillium Media Design&lt;/span&gt; will bring</text:p>
      <text:p text:style-name="Standard"/>
      <text:p text:style-name="Standard">3.8</text:p>
      <text:p text:style-name="Standard">Using External Style Sheets</text:p>
      <text:p text:style-name="Standard">-the flexibility of css is best utilized when the css is external to the web page document</text:p>
      <text:p text:style-name="Standard">-an external style sheet is a text file with a .css file extension that contains the css style rules</text:p>
      <text:p text:style-name="Standard">-the external style sheet file is associated with a web page by using the link element</text:p>
      <text:p text:style-name="Standard">-the external style sheet does not contain any html tags, it only contains css style rules</text:p>
      <text:p text:style-name="Standard"><text:soft-page-break/>-this means that when styles need to be modified, only one file needs to be changed instead of multiple web pages. This can save dev time and increase productivity</text:p>
      <text:p text:style-name="Standard"/>
      <text:p text:style-name="Standard">Link Element</text:p>
      <text:p text:style-name="Standard">-the link element associates an external style sheet with a web page</text:p>
      <text:p text:style-name="Standard">-it is placed in the head section of the page</text:p>
      <text:p text:style-name="Standard">-the link element is a stand-alone, void tag</text:p>
      <text:p text:style-name="Standard">-when coding in html5, two attributes are used with the link element: rel and href</text:p>
      <text:p text:style-name="Standard">-the value of the rel attribute is “stylesheet”</text:p>
      <text:p text:style-name="Standard">-the value of the href attribute is the name of the style sheet file</text:p>
      <text:p text:style-name="Standard">-code the following in the head section of a web page to associate the document with an external style sheet named color.css:</text:p>
      <text:p text:style-name="Standard">&lt;link rel=”stylesheet” href=”color.css”&gt;</text:p>
      <text:p text:style-name="Standard"/>
      <text:p text:style-name="Standard">3.9</text:p>
      <text:p text:style-name="Standard">Center HTML Elements with CSS</text:p>
      <text:p text:style-name="Standard">-a popular page layout design that is easy to accomplish with a few lines of css is to center the entire contents of a web page within a browser viewport</text:p>
      <text:p text:style-name="Standard">-the key is to configure a div element that contains or “wraps” the entire page content</text:p>
      <text:p text:style-name="Standard">-the html follows:</text:p>
      <text:p text:style-name="Standard">&lt;body&gt;</text:p>
      <text:p text:style-name="Standard">&lt;div id=”wrapper”&gt;</text:p>
      <text:p text:style-name="Standard">… page content goes here …</text:p>
      <text:p text:style-name="Standard">&lt;/div&gt;</text:p>
      <text:p text:style-name="Standard">&lt;body&gt;</text:p>
      <text:p text:style-name="Standard">-next configure the css style rules for this container. The margin is the empty space surrounding an element. In the case of the body element, the margin is the empty space between the page content and the browser window. The margin-left and margin-right properties configure the space in the left and right margins respectively. The margins can be set to 0, pixel units, em units, percentages or auto. When both margin-left and margin-right are both set to auto, the browser calculates the amount of space available and divides it evenly between the left and right margins</text:p>
      <text:p text:style-name="Standard">-the width property configures the width of a block display element</text:p>
      <text:p text:style-name="Standard">-the following css code sample sets the width of an id named wrapper to 960 pixels and centers it:</text:p>
      <text:p text:style-name="Standard">#wrapper { width: 960px;</text:p>
      <text:p text:style-name="Standard"><text:s text:c="19"/>margin-left: auto;</text:p>
      <text:p text:style-name="Standard"><text:s text:c="19"/>margin-right: auto; }</text:p>
      <text:p text:style-name="Standard"/>
      <text:p text:style-name="Standard">3.10</text:p>
      <text:p text:style-name="Standard">The Cascade</text:p>
      <text:p text:style-name="Standard">-the order of precedence (the cascade) for css goes:</text:p>
      <text:p text:style-name="Standard">Browser Defaults → External Styles → Embedded Styles → Inline Styles</text:p>
      <text:p text:style-name="Standard">-this set of rules allows sitewide styles to be configured, but overridden when needed by more granular page-specific styles (such as embedded or inline styles)</text:p>
      <text:p text:style-name="Standard">-external styles can apply to multiple pages, the order the styles are coded in the web page matters</text:p>
      <text:p text:style-name="Standard">-when using both external and embedded styles, it is typical practice to code the link element (for external styles) before the style element (for embedded styles). That way when a web page contains both an association with an external style sheet and embedded styles, the external styles will be applied first, and then the embedded styles will be applied. This approach allows a web developer to override global external styles on selected pages</text:p>
      <text:p text:style-name="Standard"><text:soft-page-break/>-if a web page also contains inline styles, any external and embedded styles are applied first just as described, and then the inline styles are applied. This allows a web developer to override page-wide styles for particular HTML tags or classes</text:p>
      <text:p text:style-name="Standard"/>
      <text:p text:style-name="Standard">-note that an html tag or attribute will override styles (ie. A &lt;strong&gt; tag will override corresponding font-related styles configured for an element)</text:p>
      <text:p text:style-name="Standard">-if no attribute or style is applied to an element, the browser's default is applied. Try to avoid depending on the browser default because the results may not be what you want</text:p>
      <text:p text:style-name="Standard"/>
      <text:p text:style-name="Standard">-in addition to the general cascade, the style rules themselves follow an order of precedence. Style rules applied to more local elements (such as a paragraph) take precedence over those applied to more global elements (such as a &lt;div&gt; that contains the paragraph)</text:p>
      <text:p text:style-name="Standard"/>
      <text:p text:style-name="Standard">cascade example:</text:p>
      <text:p text:style-name="Standard">.special { font-family: Arial, sans-serif; }</text:p>
      <text:p text:style-name="Standard">p { font-family: “Times New Roman”, serif; }</text:p>
      <text:p text:style-name="Standard">-the css here has two style rules: a rule creating a class named special that configures text using the Arial (or generic sans-serif) font family, and a rule configuring all paragraphs to use the Times New Roman (or generic serif) font family</text:p>
      <text:p text:style-name="Standard">-the html on the page contains a &lt;div&gt; with multiple elements, such as headings and paragraphs, as shown in the following code:</text:p>
      <text:p text:style-name="Standard">&lt;div class=”special”&gt;</text:p>
      <text:p text:style-name="Standard">&lt;h2&gt;Heading&lt;/h2&gt;</text:p>
      <text:p text:style-name="Standard">&lt;p&gt;This is a paragraph. Notice how the paragraph is contained in the div.&lt;/p&gt;</text:p>
      <text:p text:style-name="Standard">&lt;/div&gt;</text:p>
      <text:p text:style-name="Standard">Here is how the browser would render the code:</text:p>
      <text:list xml:id="list5884035510502642849" text:style-name="L2">
        <text:list-item>
          <text:p text:style-name="P1">The text contained in the heading is displayed with Arial font because it is part of the &lt;div&gt; assigned to the special class. It inherets the properties from its parent (&lt;div&gt;) class. This is an example of inheritance, in which certain CSS properties are passed down to elements nested within a container element, such as a &lt;div&gt; or &lt;body&gt; element. Text-related properties (font-family, color, etc.) are generally inherited, but box-related properties (margin, padding, width, etc.) are not</text:p>
        </text:list-item>
        <text:list-item>
          <text:p text:style-name="P1">The text contained in the paragraph is displayed with Times New Roman font because the browser applies the style associated with the most local element (the paragraph). Even though the paragraph is contained in (and is considered a child of) the special class, the local paragraph rules takes precedence and are applied by the browser.</text:p>
        </text:list-item>
      </text:list>
      <text:p text:style-name="Standard"/>
      <text:p text:style-name="Standard">3.11</text:p>
      <text:p text:style-name="Standard">CSS Validation</text:p>
      <text:p text:style-name="Standard"><text:a xlink:type="simple" xlink:href="http://jigsaw.w3.org/css-validator" text:style-name="Internet_20_link" text:visited-style-name="Visited_20_Internet_20_Link">http://jigsaw.w3.org/css-validator</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08T19:13:05.38</meta:creation-date>
    <meta:generator>OpenOffice/4.1.7$Win32 OpenOffice.org_project/417m1$Build-9800</meta:generator>
    <dc:date>2020-09-09T19:35:55.30</dc:date>
    <meta:editing-duration>P1DT22M41S</meta:editing-duration>
    <meta:editing-cycles>22</meta:editing-cycles>
    <meta:document-statistic meta:table-count="0" meta:image-count="0" meta:object-count="0" meta:page-count="9" meta:paragraph-count="269" meta:word-count="3805" meta:character-count="22625"/>
  </office:meta>
</office:document-meta>
</file>